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080000000893C84A2F4D48AD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o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orizontal_20_Line">
      <style:text-properties style:font-name="Arial"/>
    </style:style>
    <style:style style:name="P2" style:family="paragraph" style:parent-style-name="Heading_20_2">
      <style:text-properties style:font-name="Arial"/>
    </style:style>
    <style:style style:name="P3" style:family="paragraph" style:parent-style-name="Heading_20_3">
      <style:text-properties style:font-name="Arial"/>
    </style:style>
    <style:style style:name="P4" style:family="paragraph" style:parent-style-name="Quotations">
      <style:text-properties style:font-name="Arial"/>
    </style:style>
    <style:style style:name="P5" style:family="paragraph" style:parent-style-name="Standard">
      <style:text-properties style:font-name="Arial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7"/>
    <style:style style:name="P18" style:family="paragraph" style:parent-style-name="Text_20_body" style:list-style-name="L19"/>
    <style:style style:name="P19" style:family="paragraph" style:parent-style-name="Text_20_body" style:list-style-name="L21"/>
    <style:style style:name="P20" style:family="paragraph" style:parent-style-name="Text_20_body" style:list-style-name="L22"/>
    <style:style style:name="P21" style:family="paragraph" style:parent-style-name="Text_20_body">
      <style:text-properties style:font-name="Arial"/>
    </style:style>
    <style:style style:name="P22" style:family="paragraph" style:parent-style-name="Text_20_body" style:list-style-name="L1">
      <style:text-properties style:font-name="Arial"/>
    </style:style>
    <style:style style:name="P23" style:family="paragraph" style:parent-style-name="Text_20_body" style:list-style-name="L3">
      <style:text-properties style:font-name="Arial"/>
    </style:style>
    <style:style style:name="P24" style:family="paragraph" style:parent-style-name="Text_20_body" style:list-style-name="L4">
      <style:text-properties style:font-name="Arial"/>
    </style:style>
    <style:style style:name="P25" style:family="paragraph" style:parent-style-name="Text_20_body" style:list-style-name="L5">
      <style:text-properties style:font-name="Arial"/>
    </style:style>
    <style:style style:name="P26" style:family="paragraph" style:parent-style-name="Text_20_body" style:list-style-name="L6">
      <style:text-properties style:font-name="Arial"/>
    </style:style>
    <style:style style:name="P27" style:family="paragraph" style:parent-style-name="Text_20_body" style:list-style-name="L7">
      <style:text-properties style:font-name="Arial"/>
    </style:style>
    <style:style style:name="P28" style:family="paragraph" style:parent-style-name="Text_20_body" style:list-style-name="L9">
      <style:text-properties style:font-name="Arial"/>
    </style:style>
    <style:style style:name="P29" style:family="paragraph" style:parent-style-name="Text_20_body" style:list-style-name="L11">
      <style:text-properties style:font-name="Arial"/>
    </style:style>
    <style:style style:name="P30" style:family="paragraph" style:parent-style-name="Text_20_body" style:list-style-name="L12">
      <style:text-properties style:font-name="Arial"/>
    </style:style>
    <style:style style:name="P31" style:family="paragraph" style:parent-style-name="Text_20_body" style:list-style-name="L13">
      <style:text-properties style:font-name="Arial"/>
    </style:style>
    <style:style style:name="P32" style:family="paragraph" style:parent-style-name="Text_20_body" style:list-style-name="L15">
      <style:text-properties style:font-name="Arial"/>
    </style:style>
    <style:style style:name="P33" style:family="paragraph" style:parent-style-name="Text_20_body" style:list-style-name="L16">
      <style:text-properties style:font-name="Arial"/>
    </style:style>
    <style:style style:name="P34" style:family="paragraph" style:parent-style-name="Text_20_body" style:list-style-name="L17">
      <style:text-properties style:font-name="Arial"/>
    </style:style>
    <style:style style:name="P35" style:family="paragraph" style:parent-style-name="Text_20_body" style:list-style-name="L18">
      <style:text-properties style:font-name="Arial"/>
    </style:style>
    <style:style style:name="P36" style:family="paragraph" style:parent-style-name="Text_20_body" style:list-style-name="L19">
      <style:text-properties style:font-name="Arial"/>
    </style:style>
    <style:style style:name="P37" style:family="paragraph" style:parent-style-name="Text_20_body" style:list-style-name="L20">
      <style:text-properties style:font-name="Arial"/>
    </style:style>
    <style:style style:name="P38" style:family="paragraph" style:parent-style-name="Text_20_body" style:list-style-name="L21">
      <style:text-properties style:font-name="Arial"/>
    </style:style>
    <style:style style:name="P39" style:family="paragraph" style:parent-style-name="Text_20_body" style:list-style-name="L22">
      <style:text-properties style:font-name="Arial"/>
    </style:style>
    <style:style style:name="P40" style:family="paragraph" style:parent-style-name="Text_20_body" style:list-style-name="L23">
      <style:text-properties style:font-name="Arial"/>
    </style:style>
    <style:style style:name="T1" style:family="text">
      <style:text-properties style:font-name="Lato"/>
    </style:style>
    <style:style style:name="T2" style:family="text">
      <style:text-properties style:font-name="Ari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Fase 0 – Configuración y Carga del Motor de Inferencia (SAM-3)</text:h>
      <text:p text:style-name="Text_20_body"><text:span text:style-name="Strong_20_Emphasis"><text:span text:style-name="T2">Objetivo de la Fase 0 (muy importante):</text:span></text:span><text:span text:style-name="T2"><text:line-break/>Antes de pensar en frontend, jobs, datasets o clasificación, esta fase solo busca responder a una pregunta:</text:span></text:p>
      <text:p text:style-name="P4">¿Este ordenador puede cargar SAM-3 y ejecutar una inferencia real, aunque sea lenta?</text:p>
      <text:p text:style-name="Text_20_body"><text:span text:style-name="T2">Si la respuesta es </text:span><text:span text:style-name="Strong_20_Emphasis"><text:span text:style-name="T2">sí</text:span></text:span><text:span text:style-name="T2">, el proyecto es viable.<text:line-break/>Si es </text:span><text:span text:style-name="Strong_20_Emphasis"><text:span text:style-name="T2">no</text:span></text:span><text:span text:style-name="T2">, se detecta aquí, no después.</text:span></text:p>
      <text:p text:style-name="P1"/>
      <text:h text:style-name="P2" text:outline-level="2">Visión general de la Fase 0</text:h>
      <text:p text:style-name="P21">Al finalizar esta fase, deberías tener:</text:p>
      <text:list text:style-name="L1">
        <text:list-item>
          <text:p text:style-name="P6"><text:span text:style-name="T2">Un entorno Conda aislado (</text:span><text:span text:style-name="Source_20_Text"><text:span text:style-name="T2">sam3_env</text:span></text:span><text:span text:style-name="T2">) que </text:span><text:span text:style-name="Strong_20_Emphasis"><text:span text:style-name="T2">se activa sin errores</text:span></text:span><text:span text:style-name="T2">.</text:span></text:p>
        </text:list-item>
        <text:list-item>
          <text:p text:style-name="P6"><text:span text:style-name="T2">PyTorch instalado y </text:span><text:span text:style-name="Strong_20_Emphasis"><text:span text:style-name="T2">capaz de detectar GPU o CPU correctamente</text:span></text:span><text:span text:style-name="T2">.</text:span></text:p>
        </text:list-item>
        <text:list-item>
          <text:p text:style-name="P22">El repositorio de SAM-3 clonado e instalado en modo editable.</text:p>
        </text:list-item>
        <text:list-item>
          <text:p text:style-name="P6"><text:span text:style-name="T2">Al menos </text:span><text:span text:style-name="Strong_20_Emphasis"><text:span text:style-name="T2">un checkpoint descargado</text:span></text:span><text:span text:style-name="T2"> y localizable.</text:span></text:p>
        </text:list-item>
        <text:list-item>
          <text:p text:style-name="P22">Un pequeño script (o notebook) que:</text:p>
          <text:list>
            <text:list-item>
              <text:p text:style-name="P22">cargue el modelo,</text:p>
            </text:list-item>
            <text:list-item>
              <text:p text:style-name="P22">haga un warm-up,</text:p>
            </text:list-item>
            <text:list-item>
              <text:p text:style-name="P22">y muestre por consola el estado del sistema.</text:p>
            </text:list-item>
          </text:list>
        </text:list-item>
      </text:list>
      <text:p text:style-name="P21">Nada más. Nada menos.</text:p>
      <text:p text:style-name="P1"/>
      <text:h text:style-name="P2" text:outline-level="2">Paso 1 – Instalación de Anaconda (base del entorno)</text:h>
      <text:p text:style-name="Text_20_body"><text:span text:style-name="T2">Aunque Miniconda sería suficiente, </text:span><text:span text:style-name="Strong_20_Emphasis"><text:span text:style-name="T2">Anaconda es una buena elección</text:span></text:span><text:span text:style-name="T2"> en tu caso porque:</text:span></text:p>
      <text:list text:style-name="L3">
        <text:list-item>
          <text:p text:style-name="P23">ya la conoces,</text:p>
        </text:list-item>
        <text:list-item>
          <text:p text:style-name="P23">incluye tooling útil (conda, navigator, etc.),</text:p>
        </text:list-item>
        <text:list-item>
          <text:p text:style-name="P23">reduce fricción cognitiva.</text:p>
        </text:list-item>
      </text:list>
      <text:h text:style-name="P3" text:outline-level="3">1.1 Qué hacer</text:h>
      <text:list text:style-name="L4">
        <text:list-item>
          <text:p text:style-name="P8"><text:span text:style-name="T2">Descargar Anaconda para </text:span><text:span text:style-name="Strong_20_Emphasis"><text:span text:style-name="T2">Windows 64-bit</text:span></text:span><text:span text:style-name="T2"> desde la web oficial.</text:span></text:p>
        </text:list-item>
        <text:list-item>
          <text:p text:style-name="P24">Instalarla con opciones por defecto.</text:p>
        </text:list-item>
        <text:list-item>
          <text:p text:style-name="P24">Asegurarte de que:</text:p>
          <text:list>
            <text:list-item>
              <text:p text:style-name="P8"><text:span text:style-name="Source_20_Text"><text:span text:style-name="T2">conda</text:span></text:span><text:span text:style-name="T2"> funciona desde </text:span><text:span text:style-name="Strong_20_Emphasis"><text:span text:style-name="T2">Anaconda Prompt</text:span></text:span><text:span text:style-name="T2">.</text:span></text:p>
            </text:list-item>
          </text:list>
        </text:list-item>
      </text:list>
      <text:h text:style-name="P3" text:outline-level="3">1.2 Verificación</text:h>
      <text:p text:style-name="P21">En Anaconda Prompt:</text:p>
      <text:list text:style-name="L5">
        <text:list-item>
          <text:p text:style-name="P9"><text:span text:style-name="T2">ejecutas </text:span><text:span text:style-name="Source_20_Text"><text:span text:style-name="T2">conda --version</text:span></text:span></text:p>
        </text:list-item>
        <text:list-item>
          <text:p text:style-name="P25"><text:soft-page-break/>no aparece ningún error.</text:p>
        </text:list-item>
      </text:list>
      <text:p text:style-name="Text_20_body"><text:span text:style-name="T2">Si esto falla → </text:span><text:span text:style-name="Strong_20_Emphasis"><text:span text:style-name="T2">no sigas</text:span></text:span><text:span text:style-name="T2">. Reinstala.</text:span></text:p>
      <text:p text:style-name="P1"/>
      <text:h text:style-name="P2" text:outline-level="2">Paso 2 – Creación del entorno aislado del proyecto</text:h>
      <text:p text:style-name="Text_20_body"><text:span text:style-name="T2">Este entorno es </text:span><text:span text:style-name="Strong_20_Emphasis"><text:span text:style-name="T2">el cimiento de todo</text:span></text:span><text:span text:style-name="T2">.<text:line-break/>Nunca instales dependencias del proyecto en </text:span><text:span text:style-name="Source_20_Text"><text:span text:style-name="T2">base</text:span></text:span><text:span text:style-name="T2">.</text:span></text:p>
      <text:h text:style-name="P3" text:outline-level="3">2.1 Qué hacer</text:h>
      <text:list text:style-name="L6">
        <text:list-item>
          <text:p text:style-name="P26">Crear un entorno nuevo, por ejemplo:</text:p>
          <text:list>
            <text:list-item>
              <text:p text:style-name="P10"><text:span text:style-name="T2">nombre: </text:span><text:span text:style-name="Source_20_Text"><text:span text:style-name="T2">sam3_env</text:span></text:span></text:p>
            </text:list-item>
            <text:list-item>
              <text:p text:style-name="P10"><text:span text:style-name="T2">versión de Python: </text:span><text:span text:style-name="Strong_20_Emphasis"><text:span text:style-name="T2">3.11</text:span></text:span></text:p>
            </text:list-item>
          </text:list>
        </text:list-item>
        <text:list-item>
          <text:p text:style-name="P26">Activar el entorno.</text:p>
        </text:list-item>
      </text:list>
      <text:p text:style-name="P21">Conceptualmente:</text:p>
      <text:list text:style-name="L7">
        <text:list-item>
          <text:p text:style-name="P27">todo lo que instales a partir de ahora vive aquí,</text:p>
        </text:list-item>
        <text:list-item>
          <text:p text:style-name="P27">si algo se rompe, el daño está contenido.</text:p>
        </text:list-item>
      </text:list>
      <text:h text:style-name="P3" text:outline-level="3">2.2 Verificación</text:h>
      <text:list text:style-name="L8">
        <text:list-item>
          <text:p text:style-name="P11"><text:span text:style-name="T2">El prompt muestra </text:span><text:span text:style-name="Source_20_Text"><text:span text:style-name="T2">(sam3_env)</text:span></text:span><text:span text:style-name="T2"> activo.</text:span></text:p>
        </text:list-item>
        <text:list-item>
          <text:p text:style-name="P11"><text:span text:style-name="Source_20_Text"><text:span text:style-name="T2">python --version</text:span></text:span><text:span text:style-name="T2"> devuelve 3.11.x.</text:span></text:p>
        </text:list-item>
      </text:list>
      <text:p text:style-name="P1"/>
      <text:h text:style-name="P2" text:outline-level="2">Paso 3 – Preparar el repositorio del proyecto</text:h>
      <text:p text:style-name="Text_20_body"><text:span text:style-name="T2">Aquí conectamos la </text:span><text:span text:style-name="Strong_20_Emphasis"><text:span text:style-name="T2">estructura del repo</text:span></text:span><text:span text:style-name="T2"> con la realidad del sistema.</text:span></text:p>
      <text:h text:style-name="P3" text:outline-level="3">3.1 Qué hacer</text:h>
      <text:list text:style-name="L9">
        <text:list-item>
          <text:p text:style-name="P28">Clonar tu repositorio principal del proyecto (Proyecto_IA).</text:p>
        </text:list-item>
        <text:list-item>
          <text:p text:style-name="P28">Verificar que existen las carpetas clave:</text:p>
          <text:list>
            <text:list-item>
              <text:p text:style-name="P12"><text:span text:style-name="Source_20_Text"><text:span text:style-name="T2">envs/</text:span></text:span></text:p>
            </text:list-item>
            <text:list-item>
              <text:p text:style-name="P12"><text:span text:style-name="Source_20_Text"><text:span text:style-name="T2">vendor/</text:span></text:span></text:p>
            </text:list-item>
            <text:list-item>
              <text:p text:style-name="P12"><text:span text:style-name="Source_20_Text"><text:span text:style-name="T2">checkpoints/</text:span></text:span></text:p>
            </text:list-item>
            <text:list-item>
              <text:p text:style-name="P12"><text:span text:style-name="Source_20_Text"><text:span text:style-name="T2">scripts/</text:span></text:span></text:p>
            </text:list-item>
          </text:list>
        </text:list-item>
        <text:list-item>
          <text:p text:style-name="P12"><text:span text:style-name="Strong_20_Emphasis"><text:span text:style-name="T2">No copies código todavía</text:span></text:span><text:span text:style-name="T2">: solo estructura.</text:span></text:p>
        </text:list-item>
      </text:list>
      <text:h text:style-name="P3" text:outline-level="3">3.2 Decisión importante</text:h>
      <text:list text:style-name="L10">
        <text:list-item>
          <text:p text:style-name="P13"><text:span text:style-name="T2">El código de SAM-3 </text:span><text:span text:style-name="Strong_20_Emphasis"><text:span text:style-name="T2">no vive en la raíz</text:span></text:span><text:span text:style-name="T2">, vive en </text:span><text:span text:style-name="Source_20_Text"><text:span text:style-name="T2">vendor/</text:span></text:span><text:span text:style-name="T2">.</text:span></text:p>
        </text:list-item>
      </text:list>
      <text:p text:style-name="P21">Esto evita contaminación y facilita versionado.</text:p>
      <text:p text:style-name="P21"/>
      <text:p text:style-name="P1"/>
      <text:h text:style-name="P2" text:outline-level="2"><text:soft-page-break/>Paso 4 – Clonar el repositorio SAM-3</text:h>
      <text:p text:style-name="P21">Ahora sí entramos en territorio ML real.</text:p>
      <text:h text:style-name="P3" text:outline-level="3">4.1 Qué hacer</text:h>
      <text:list text:style-name="L11">
        <text:list-item>
          <text:p text:style-name="P14"><text:span text:style-name="T2">Dentro de </text:span><text:span text:style-name="Source_20_Text"><text:span text:style-name="T2">vendor/</text:span></text:span><text:span text:style-name="T2">, clonar el repositorio oficial de SAM-3.</text:span></text:p>
        </text:list-item>
        <text:list-item>
          <text:p text:style-name="P14"><text:span text:style-name="Strong_20_Emphasis"><text:span text:style-name="T2">No modificar nada aún</text:span></text:span><text:span text:style-name="T2">.</text:span></text:p>
        </text:list-item>
        <text:list-item>
          <text:p text:style-name="P29">Identificar:</text:p>
          <text:list>
            <text:list-item>
              <text:p text:style-name="P29">estructura del repo,</text:p>
            </text:list-item>
            <text:list-item>
              <text:p text:style-name="P14"><text:span text:style-name="T2">archivo de instalación (</text:span><text:span text:style-name="Source_20_Text"><text:span text:style-name="T2">setup.py</text:span></text:span><text:span text:style-name="T2">, </text:span><text:span text:style-name="Source_20_Text"><text:span text:style-name="T2">pyproject.toml</text:span></text:span><text:span text:style-name="T2">, etc.),</text:span></text:p>
            </text:list-item>
            <text:list-item>
              <text:p text:style-name="P29">documentación básica.</text:p>
            </text:list-item>
          </text:list>
        </text:list-item>
      </text:list>
      <text:h text:style-name="P3" text:outline-level="3">4.2 Verificación</text:h>
      <text:list text:style-name="L12">
        <text:list-item>
          <text:p text:style-name="P30">El repo clona sin errores.</text:p>
        </text:list-item>
        <text:list-item>
          <text:p text:style-name="P30">Puedes navegar por los archivos.</text:p>
        </text:list-item>
        <text:list-item>
          <text:p text:style-name="P30">Ves claramente dónde están los modelos, configs y ejemplos.</text:p>
        </text:list-item>
      </text:list>
      <text:p text:style-name="Text_20_body"><text:span text:style-name="T2"/></text:p>
      <text:p text:style-name="P1"/>
      <text:h text:style-name="P2" text:outline-level="2">Paso 5 – Instalación de PyTorch (momento crítico)</text:h>
      <text:p text:style-name="P21">Este es el punto donde más proyectos fallan.</text:p>
      <text:h text:style-name="P3" text:outline-level="3">5.1 Principio clave</text:h>
      <text:p text:style-name="Text_20_body"><text:span text:style-name="Strong_20_Emphasis"><text:span text:style-name="T2">No instales CUDA manualmente</text:span></text:span><text:span text:style-name="T2"> salvo que sea imprescindible.<text:line-break/>PyTorch trae sus propias librerías CUDA.</text:span></text:p>
      <text:h text:style-name="P3" text:outline-level="3">5.2 Qué hacer</text:h>
      <text:list text:style-name="L13">
        <text:list-item>
          <text:p text:style-name="P15"><text:span text:style-name="T2">Desde el entorno </text:span><text:span text:style-name="Source_20_Text"><text:span text:style-name="T2">sam3_env</text:span></text:span><text:span text:style-name="T2">, instalar:</text:span></text:p>
          <text:list>
            <text:list-item>
              <text:p text:style-name="P15"><text:span text:style-name="Source_20_Text"><text:span text:style-name="T2">torch</text:span></text:span></text:p>
            </text:list-item>
            <text:list-item>
              <text:p text:style-name="P15"><text:span text:style-name="Source_20_Text"><text:span text:style-name="T2">torchvision</text:span></text:span></text:p>
            </text:list-item>
          </text:list>
        </text:list-item>
        <text:list-item>
          <text:p text:style-name="P31">Elegir una versión compatible con:</text:p>
          <text:list>
            <text:list-item>
              <text:p text:style-name="P31">Windows,</text:p>
            </text:list-item>
            <text:list-item>
              <text:p text:style-name="P31">GPU Pascal (GTX 1050 Ti),</text:p>
            </text:list-item>
            <text:list-item>
              <text:p text:style-name="P31">CUDA precompilado (cu118 o similar).</text:p>
            </text:list-item>
            <text:list-item>
              <text:p text:style-name="P31"/>
            </text:list-item>
          </text:list>
        </text:list-item>
      </text:list>
      <text:h text:style-name="P3" text:outline-level="3">5.3 Verificación obligatoria</text:h>
      <text:p text:style-name="P21">En Python interactivo:</text:p>
      <text:list text:style-name="L14">
        <text:list-item>
          <text:p text:style-name="P16"><text:span text:style-name="T2">importar </text:span><text:span text:style-name="Source_20_Text"><text:span text:style-name="T2">torch</text:span></text:span><text:span text:style-name="T2"> funciona,</text:span></text:p>
        </text:list-item>
        <text:list-item>
          <text:p text:style-name="P16"><text:span text:style-name="Source_20_Text"><text:span text:style-name="T2">torch.cuda.is_available()</text:span></text:span><text:span text:style-name="T2"> devuelve:</text:span></text:p>
          <text:list>
            <text:list-item>
              <text:p text:style-name="P16"><text:span text:style-name="Source_20_Text"><text:span text:style-name="T2">True</text:span></text:span><text:span text:style-name="T2"> → perfecto,</text:span></text:p>
            </text:list-item>
            <text:list-item>
              <text:p text:style-name="P16"><text:span text:style-name="Source_20_Text"><text:span text:style-name="T2">False</text:span></text:span><text:span text:style-name="T2"> → aceptable (CPU fallback).</text:span></text:p>
            </text:list-item>
          </text:list>
        </text:list-item>
      </text:list>
      <text:p text:style-name="Text_20_body"><text:soft-page-break/><text:span text:style-name="Strong_20_Emphasis"><text:span text:style-name="T2">Importante:</text:span></text:span><text:span text:style-name="T2"><text:line-break/>Que sea </text:span><text:span text:style-name="Source_20_Text"><text:span text:style-name="T2">False</text:span></text:span><text:span text:style-name="T2"> </text:span><text:span text:style-name="Strong_20_Emphasis"><text:span text:style-name="T2">no invalida el MVP</text:span></text:span><text:span text:style-name="T2">. Solo afecta rendimiento.</text:span></text:p>
      <text:p text:style-name="P1"/>
      <text:h text:style-name="P2" text:outline-level="2">Paso 6 – Instalar dependencias auxiliares</text:h>
      <text:p text:style-name="P21">Aquí no hay misterio, pero hay orden.</text:p>
      <text:h text:style-name="P3" text:outline-level="3">6.1 Qué instalar</text:h>
      <text:list text:style-name="L15">
        <text:list-item>
          <text:p text:style-name="P32">numpy</text:p>
        </text:list-item>
        <text:list-item>
          <text:p text:style-name="P32">pillow</text:p>
        </text:list-item>
        <text:list-item>
          <text:p text:style-name="P32">opencv-python</text:p>
        </text:list-item>
        <text:list-item>
          <text:p text:style-name="P32">pycocotools (o equivalente compatible con Windows)</text:p>
        </text:list-item>
      </text:list>
      <text:p text:style-name="Text_20_body"><text:span text:style-name="T2">Todo </text:span><text:span text:style-name="Strong_20_Emphasis"><text:span text:style-name="T2">dentro del entorno</text:span></text:span><text:span text:style-name="T2">.</text:span></text:p>
      <text:h text:style-name="P3" text:outline-level="3">6.2 Verificación</text:h>
      <text:list text:style-name="L16">
        <text:list-item>
          <text:p text:style-name="P33">Todos los imports funcionan en un script vacío.</text:p>
        </text:list-item>
        <text:list-item>
          <text:p text:style-name="P33">No hay warnings críticos.</text:p>
        </text:list-item>
      </text:list>
      <text:p text:style-name="P1"/>
      <text:h text:style-name="P2" text:outline-level="2">Paso 7 – Instalar SAM-3 en modo editable</text:h>
      <text:p text:style-name="P21">Este paso conecta el repo clonado con el entorno Python.</text:p>
      <text:h text:style-name="P3" text:outline-level="3">7.1 Qué hacer</text:h>
      <text:list text:style-name="L17">
        <text:list-item>
          <text:p text:style-name="P17"><text:span text:style-name="T2">Entrar en </text:span><text:span text:style-name="Source_20_Text"><text:span text:style-name="T2">vendor/sam3/</text:span></text:span><text:span text:style-name="T2">.</text:span></text:p>
        </text:list-item>
        <text:list-item>
          <text:p text:style-name="P17"><text:span text:style-name="T2">Instalar en modo editable (</text:span><text:span text:style-name="Source_20_Text"><text:span text:style-name="T2">-e</text:span></text:span><text:span text:style-name="T2">).</text:span></text:p>
        </text:list-item>
        <text:list-item>
          <text:p text:style-name="P34">No ejecutar ejemplos todavía.</text:p>
        </text:list-item>
      </text:list>
      <text:h text:style-name="P3" text:outline-level="3">7.2 Verificación</text:h>
      <text:list text:style-name="L18">
        <text:list-item>
          <text:p text:style-name="P35">Puedes importar el módulo SAM-3 desde Python.</text:p>
        </text:list-item>
        <text:list-item>
          <text:p text:style-name="P35">No hay errores de dependencias.</text:p>
        </text:list-item>
      </text:list>
      <text:p text:style-name="Text_20_body"><text:span text:style-name="T2">Si aquí falla → el problema </text:span><text:span text:style-name="Strong_20_Emphasis"><text:span text:style-name="T2">no es tu código</text:span></text:span><text:span text:style-name="T2">, es el entorno.</text:span></text:p>
      <text:p text:style-name="P1"/>
      <text:h text:style-name="P2" text:outline-level="2">Paso 8 – Descarga manual de checkpoints</text:h>
      <text:p text:style-name="P21">Esto es intencionalmente manual en el MVP.</text:p>
      <text:h text:style-name="P3" text:outline-level="3">8.1 Qué hacer</text:h>
      <text:list text:style-name="L19">
        <text:list-item>
          <text:p text:style-name="P18"><text:span text:style-name="T2">Identificar el </text:span><text:span text:style-name="Strong_20_Emphasis"><text:span text:style-name="T2">checkpoint más pequeño disponible</text:span></text:span><text:span text:style-name="T2">.</text:span></text:p>
        </text:list-item>
        <text:list-item>
          <text:p text:style-name="P36">Descargarlo desde la fuente oficial (Hugging Face o repo).</text:p>
        </text:list-item>
        <text:list-item>
          <text:p text:style-name="P36">Colocarlo en:</text:p>
          <text:list>
            <text:list-item>
              <text:p text:style-name="P18"><text:span text:style-name="Source_20_Text"><text:span text:style-name="T2">checkpoints/sam3/</text:span></text:span></text:p>
            </text:list-item>
          </text:list>
        </text:list-item>
        <text:list-item>
          <text:p text:style-name="P36"><text:soft-page-break/>Nombrarlo de forma clara (incluyendo versión).</text:p>
        </text:list-item>
      </text:list>
      <text:h text:style-name="P3" text:outline-level="3">8.2 Verificación</text:h>
      <text:list text:style-name="L20">
        <text:list-item>
          <text:p text:style-name="P37">El archivo existe.</text:p>
        </text:list-item>
        <text:list-item>
          <text:p text:style-name="P37">Sabes exactamente su ruta absoluta.</text:p>
        </text:list-item>
        <text:list-item>
          <text:p text:style-name="P37">Sabes cuánto pesa (para anticipar VRAM).</text:p>
        </text:list-item>
      </text:list>
      <text:p text:style-name="P1"/>
      <text:h text:style-name="P2" text:outline-level="2">Paso 9 – Script mínimo de carga y warm-up</text:h>
      <text:p text:style-name="Text_20_body"><text:span text:style-name="T2">Este es el </text:span><text:span text:style-name="Strong_20_Emphasis"><text:span text:style-name="T2">acto fundacional</text:span></text:span><text:span text:style-name="T2"> del proyecto.</text:span></text:p>
      <text:h text:style-name="P3" text:outline-level="3">9.1 Qué debe hacer el script</text:h>
      <text:p text:style-name="P21">Sin frontend, sin API:</text:p>
      <text:list text:style-name="L21">
        <text:list-item>
          <text:p text:style-name="P38">detectar:</text:p>
          <text:list>
            <text:list-item>
              <text:p text:style-name="P38">sistema operativo,</text:p>
            </text:list-item>
            <text:list-item>
              <text:p text:style-name="P38">CPU,</text:p>
            </text:list-item>
            <text:list-item>
              <text:p text:style-name="P38">GPU y VRAM (si existe),</text:p>
            </text:list-item>
          </text:list>
        </text:list-item>
        <text:list-item>
          <text:p text:style-name="P38">cargar el checkpoint,</text:p>
        </text:list-item>
        <text:list-item>
          <text:p text:style-name="P38">fijar resolución reducida (p. ej. 512–768),</text:p>
        </text:list-item>
        <text:list-item>
          <text:p text:style-name="P19"><text:span text:style-name="T2">ejecutar </text:span><text:span text:style-name="Strong_20_Emphasis"><text:span text:style-name="T2">1 inferencia dummy</text:span></text:span><text:span text:style-name="T2"> (warm-up),</text:span></text:p>
        </text:list-item>
        <text:list-item>
          <text:p text:style-name="P38">imprimir resultados por consola.</text:p>
        </text:list-item>
      </text:list>
      <text:h text:style-name="P3" text:outline-level="3">9.2 Resultado esperado</text:h>
      <text:list text:style-name="L22">
        <text:list-item>
          <text:p text:style-name="P39">El modelo carga.</text:p>
        </text:list-item>
        <text:list-item>
          <text:p text:style-name="P39">No hay crash.</text:p>
        </text:list-item>
        <text:list-item>
          <text:p text:style-name="P20"><text:span text:style-name="T2">El tiempo de inferencia puede ser alto: </text:span><text:span text:style-name="Strong_20_Emphasis"><text:span text:style-name="T2">es normal</text:span></text:span><text:span text:style-name="T2">.</text:span></text:p>
        </text:list-item>
      </text:list>
      <text:p text:style-name="Text_20_body"><text:span text:style-name="T2">Si esto funciona, </text:span><text:span text:style-name="Strong_20_Emphasis"><text:span text:style-name="T2">la Fase 0 está completada</text:span></text:span><text:span text:style-name="T2">.</text:span></text:p>
      <text:p text:style-name="P1"/>
      <text:h text:style-name="P2" text:outline-level="2">Criterio de éxito de la Fase 0</text:h>
      <text:p text:style-name="Text_20_body"><text:span text:style-name="T2">Marca la Fase 0 como completada </text:span><text:span text:style-name="Strong_20_Emphasis"><text:span text:style-name="T2">solo si</text:span></text:span><text:span text:style-name="T2">:</text:span></text:p>
      <text:list text:style-name="L23">
        <text:list-item>
          <text:p text:style-name="P40">el entorno se puede recrear desde cero siguiendo estos pasos,</text:p>
        </text:list-item>
        <text:list-item>
          <text:p text:style-name="P40">SAM-3 carga con o sin GPU,</text:p>
        </text:list-item>
        <text:list-item>
          <text:p text:style-name="P40">una inferencia real ocurre,</text:p>
        </text:list-item>
        <text:list-item>
          <text:p text:style-name="P40">los límites de hardware están claros y asumidos.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ato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fill-image draw:name="Sphere" xlink:href="Pictures/10000000000000080000000893C84A2F4D48AD58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image-name="Sphere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image-name="Sphere" style:repeat="repeat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4M48S</meta:editing-duration>
    <meta:editing-cycles>3</meta:editing-cycles>
    <meta:generator>LibreOffice/7.6.3.2$Windows_X86_64 LibreOffice_project/29d686fea9f6705b262d369fede658f824154cc0</meta:generator>
    <dc:date>2025-12-24T20:11:05.023000000</dc:date>
    <meta:document-statistic meta:table-count="0" meta:image-count="0" meta:object-count="0" meta:page-count="5" meta:paragraph-count="145" meta:word-count="868" meta:character-count="5003" meta:non-whitespace-character-count="4360"/>
    <meta:user-defined meta:name="Info 1"/>
    <meta:user-defined meta:name="Info 2"/>
    <meta:user-defined meta:name="Info 3"/>
    <meta:user-defined meta:name="Info 4"/>
  </office:meta>
</office:document-meta>
</file>